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5"/>
    <style:style style:name="P3" style:family="paragraph" style:parent-style-name="Standard" style:list-style-name="L8"/>
    <style:style style:name="P4" style:family="paragraph" style:parent-style-name="Standard" style:list-style-name="L9"/>
    <style:style style:name="P5" style:family="paragraph" style:parent-style-name="Standard" style:list-style-name="L10"/>
    <style:style style:name="P6" style:family="paragraph" style:parent-style-name="Standard" style:list-style-name="L11"/>
    <style:style style:name="P7" style:family="paragraph" style:parent-style-name="Standard" style:list-style-name="L13"/>
    <style:style style:name="P8" style:family="paragraph" style:parent-style-name="Standard">
      <style:paragraph-properties fo:margin-left="0cm" fo:margin-right="0cm" fo:text-indent="0cm" style:auto-text-indent="false"/>
    </style:style>
    <style:style style:name="P9" style:family="paragraph" style:parent-style-name="Standard" style:list-style-name="L13">
      <style:paragraph-properties fo:margin-left="2.501cm" fo:margin-right="0cm" fo:text-indent="-0.635cm" style:auto-text-indent="false"/>
    </style:style>
    <style:style style:name="P10" style:family="paragraph" style:parent-style-name="Standard" style:list-style-name="L3">
      <style:paragraph-properties fo:margin-left="-1.251cm" fo:margin-right="0cm" fo:text-indent="0cm" style:auto-text-indent="false"/>
    </style:style>
    <style:style style:name="P11" style:family="paragraph" style:parent-style-name="Standard">
      <style:paragraph-properties fo:margin-left="1.251cm" fo:margin-right="0cm" fo:text-indent="0cm" style:auto-text-indent="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CC Command station</text:h>
      <text:p text:style-name="Standard"><text:date style:data-style-name="N75" text:date-value="2010-01-20T20:19:51.08">20 Jan 2010</text:date></text:p>
      <text:p text:style-name="Standard"/>
      <text:p text:style-name="Standard">This is a small test command station, it only supports up to 16 locos in a PIC 18F2480, also a CANACC5 can only drive up to 1 amp. To support a large number of locos a bigger chip is needed together with some form of booster. A PIC 18F2680 should be almost compatible with the 18F2480 and have enough memory to support over 200 locos although DCC may have problems with more than 100 locos moving.</text:p>
      <text:p text:style-name="Standard"/>
      <text:h text:style-name="Heading_20_3" text:outline-level="3">FT_RTOF - Request Track OFF</text:h>
      <text:p text:style-name="Standard">Format: no data bytes.</text:p>
      <text:p text:style-name="Standard"/>
      <text:p text:style-name="Standard">Sent by a device to request change of track power state to off. </text:p>
      <text:p text:style-name="Standard">This is intended for a "command station" which is providing rail power.</text:p>
      <text:p text:style-name="Standard"/>
      <text:h text:style-name="Heading_20_3" text:outline-level="3">FT_TOF - Track OFF</text:h>
      <text:p text:style-name="Standard">Format: no data bytes.</text:p>
      <text:p text:style-name="Standard"/>
      <text:p text:style-name="Standard">Commonly broadcast to all devices by the command station to indicate track power is off.</text:p>
      <text:p text:style-name="Standard"/>
      <text:h text:style-name="Heading_20_3" text:outline-level="3">FT_RTON - Request Track ON</text:h>
      <text:p text:style-name="Standard">Format: no data bytes.</text:p>
      <text:p text:style-name="Standard"/>
      <text:p text:style-name="Standard">Sent by a device to request change of track power state to on. </text:p>
      <text:p text:style-name="Standard">This is intended for a "command station" which is providing rail power.</text:p>
      <text:p text:style-name="Standard"/>
      <text:h text:style-name="Heading_20_3" text:outline-level="3"><text:bookmark text:name="A05"/>FT_TON - Track ON</text:h>
      <text:p text:style-name="Standard">Format: no data bytes.</text:p>
      <text:p text:style-name="Standard"/>
      <text:p text:style-name="Standard">Commonly broadcast to all devices by the command station to indicate track power is on.</text:p>
      <text:p text:style-name="Standard"/>
      <text:h text:style-name="Heading_20_3" text:outline-level="3">FT_RESTP - Request Emergency Stop ALL</text:h>
      <text:p text:style-name="Standard">Format: no data bytes.</text:p>
      <text:p text:style-name="Standard"/>
      <text:p text:style-name="Standard">Sent by a device to request an emergency stop of the entire layout. </text:p>
      <text:p text:style-name="Standard">This is intended for a "command station" which is providing rail power.</text:p>
      <text:p text:style-name="Standard"/>
      <text:h text:style-name="Heading_20_3" text:outline-level="3">FT_ESTOP - Track Stopped</text:h>
      <text:p text:style-name="Standard">Format: no data bytes.</text:p>
      <text:p text:style-name="Standard"/>
      <text:p text:style-name="Standard">Commonly broadcast to all devices by the command station to indicate all engines have been <text:soft-page-break/>emergency stopped. </text:p>
      <text:p text:style-name="Standard"/>
      <text:h text:style-name="Heading_20_3" text:outline-level="3">FT_KLOC - Release Engine</text:h>
      <text:p text:style-name="Standard">Format: &lt;Session&gt; </text:p>
      <text:p text:style-name="Standard"/>
      <text:p text:style-name="Standard">&lt;Session&gt; is the engine session number. </text:p>
      <text:p text:style-name="Standard">The command station decrements the reference counter for the engine record. If the reference count is 0, the command station removes the engine from the engine list. </text:p>
      <text:p text:style-name="Standard"/>
      <text:h text:style-name="Heading_20_3" text:outline-level="3">FT_RLOC - Request engine assignment</text:h>
      <text:p text:style-name="Standard">Format: &lt;Dat1&gt;&lt;Dat1&gt;</text:p>
      <text:p text:style-name="Standard"/>
      <text:p text:style-name="Standard">&lt;Dat1&gt; and &lt;Dat2&gt; are [AddrH] and [AddrL] of the decoder, respectively. 7 bit addresses have (AddrH=0). 14 bit addresses have bits 7,8 of AddrH set to 0. </text:p>
      <text:p text:style-name="Standard"/>
      <text:p text:style-name="Standard">The command station responds with FT_PLOC if engine is free and is being assigned. This command is typically sent by a cab to the command station following a change of the controlled decoder address.</text:p>
      <text:p text:style-name="Standard"/>
      <text:h text:style-name="Heading_20_3" text:outline-level="3">FT_PLOC - Engine report</text:h>
      <text:p text:style-name="Standard">Format1: &lt;Session&gt;&lt;AddrH&gt;&lt;AddrL&gt;&lt;Flags&gt;&lt;Speed/Dir | Consist#&gt;&lt;Fn1&gt;&lt;Fn2&gt;&lt;Fn3&gt; </text:p>
      <text:p text:style-name="Standard"/>
      <text:p text:style-name="Standard">&lt;Session&gt; for engine assigned by the command station. This session number is used in all referenced to the engine until it is released. </text:p>
      <text:p text:style-name="Standard">&lt;AddrH&gt; and &lt;AddrL&gt; is the DCC address. For short addresses &lt;AddrH&gt; it is set to 0. If the engine is consisted, &lt;AddrL&gt; is the consist address. </text:p>
      <text:p text:style-name="Standard">&lt;Flags&gt; is the Flags byte. </text:p>
      <text:list xml:id="list39396875" text:style-name="L13">
        <text:list-item>
          <text:p text:style-name="P7">bits 0-1: Speed Mode </text:p>
        </text:list-item>
        <text:list-item>
          <text:p text:style-name="P9">00 - 128 speed steps </text:p>
        </text:list-item>
        <text:list-item>
          <text:p text:style-name="P9">01 - 14 speed steps </text:p>
        </text:list-item>
        <text:list-item>
          <text:p text:style-name="P9">10 - 28 speed steps with interleave steps </text:p>
        </text:list-item>
        <text:list-item>
          <text:p text:style-name="P9">11 - 28 speed steps </text:p>
        </text:list-item>
        <text:list-item>
          <text:p text:style-name="P7">Bit 2: spare </text:p>
        </text:list-item>
        <text:list-item>
          <text:p text:style-name="P7">Bit 3: spare </text:p>
        </text:list-item>
        <text:list-item>
          <text:p text:style-name="P7">Bit 4: Consisted </text:p>
        </text:list-item>
        <text:list-item>
          <text:p text:style-name="P7">Bit 5: Consist Master </text:p>
        </text:list-item>
        <text:list-item>
          <text:p text:style-name="P7">Bit 6: spare </text:p>
        </text:list-item>
        <text:list-item>
          <text:p text:style-name="P7">Bit 7: In use.</text:p>
        </text:list-item>
      </text:list>
      <text:p text:style-name="Standard">&lt;Speed/Direction&gt; value. Bit 7 is the direction bit and bits 0-6 are the speed value. </text:p>
      <text:p text:style-name="Standard">&lt;Fn1&gt; is the function byte F0 to F4.</text:p>
      <text:p text:style-name="Standard">&lt;Fn2&gt; is the function byte F5 to F8.</text:p>
      <text:p text:style-name="Standard">&lt;Fn3&gt; is the function byte F9 to F12 </text:p>
      <text:p text:style-name="Standard"/>
      <text:p text:style-name="Standard">Due to the number of functions, these states are in the FT_PLOCF packet, which may be before or after the FT_PLOC packet. </text:p>
      <text:p text:style-name="Standard">A report of an engine entry sent by the command station. Usually sent in response to FT_QLOC or as an acknowledgement of acquiring an engine requested by a cab FT_RLOC. </text:p>
      <text:p text:style-name="Standard"><text:soft-page-break/></text:p>
      <text:h text:style-name="Heading_20_3" text:outline-level="3">FT_PLOCF - Engine function report</text:h>
      <text:p text:style-name="Standard">Format: &lt;Session&gt;&lt;AddrH&gt;&lt;AddrL&gt;&lt;FN0&gt;&lt;FN5&gt;&lt;FN13&gt;&lt;FN21&gt; </text:p>
      <text:p text:style-name="Standard"/>
      <text:p text:style-name="Standard">&lt;Session&gt; for engine assigned by the command station. This session number is used in all references to the engine until it is released. </text:p>
      <text:p text:style-name="Standard">&lt;AddrH&gt;is the MS byte of the DCC address. For short addresses it is set to 0. </text:p>
      <text:p text:style-name="Standard">&lt;AddrL&gt; is the LS byte of the DCC address. </text:p>
      <text:p text:style-name="Standard">&lt;FN0&gt;is the 5 functions FN0 to FN4 in DCC bit order. See FT_DFUN. </text:p>
      <text:p text:style-name="Standard">&lt;FN5&gt; is the 8 functions FN5 to FN12. </text:p>
      <text:p text:style-name="Standard">&lt;FN21&gt; is the 8 functions FN21 to FN28. </text:p>
      <text:p text:style-name="Standard">The FT_PLOCF may appear before or after the FT_PLOC, and is usually a reply to a FT_RLOC request. </text:p>
      <text:p text:style-name="Standard"/>
      <text:h text:style-name="Heading_20_3" text:outline-level="3">FT_STMOD - Set Throttle Mode</text:h>
      <text:p text:style-name="Standard">Format: &lt;Session&gt;&lt;Dat2&gt; </text:p>
      <text:list xml:id="list39276610" text:style-name="L3">
        <text:list-header>
          <text:p text:style-name="P10">&lt;Session&gt; number </text:p>
          <text:p text:style-name="P10">&lt;Dat2&gt; contains mode bits: </text:p>
          <text:list>
            <text:list-item>
              <text:p text:style-name="P10">Bits 0 - 1: speed mode </text:p>
              <text:list>
                <text:list-item>
                  <text:p text:style-name="P10">00 - 128 speed steps </text:p>
                </text:list-item>
                <text:list-item>
                  <text:p text:style-name="P10">01 - 14 speed steps </text:p>
                </text:list-item>
                <text:list-item>
                  <text:p text:style-name="P10">10 - 28 speed steps with interleave steps ? </text:p>
                </text:list-item>
                <text:list-item>
                  <text:p text:style-name="P10">11 - 28 speed steps </text:p>
                </text:list-item>
              </text:list>
            </text:list-item>
            <text:list-item>
              <text:p text:style-name="P10">Bits 2 - 7: spare </text:p>
            </text:list-item>
          </text:list>
        </text:list-header>
      </text:list>
      <text:p text:style-name="P8">Sent from a cab to the command station to change the number of speed steps used, to that supported by the decoder. The command station should remember the setting and send it in FT_PLOC replies for this decoder. </text:p>
      <text:p text:style-name="P11"/>
      <text:h text:style-name="Heading_20_3" text:outline-level="3">FT_DSPD - Set Engine Direction and Speed</text:h>
      <text:p text:style-name="Standard">Format: &lt;Session&gt;&lt;Speed/Dir&gt; </text:p>
      <text:p text:style-name="Standard"/>
      <text:p text:style-name="Standard">Sent by a device to request an engine speed/dir change. The speed is in the DCC format for the number of speed steps. For 128 steps, bit 7 is the direction, 1 for forward. The other 7 bits are the speed, 0 is stop, 1 is emergency stop. For 14 or 28 steps, bit 6 is 1, bit 5 is the direction, bit 4 is the lsb of the 28 step speed, the other 4 bits are the speed, with 0 is stop and 1 is emergency stop. </text:p>
      <text:p text:style-name="Standard"/>
      <text:h text:style-name="Heading_20_3" text:outline-level="3"><text:bookmark text:name="A60"/>FT_DFUN - Set Engine functions</text:h>
      <text:p text:style-name="Standard">Format: &lt;Session&gt;&lt;Dat1&gt;&lt;Dat2&gt; </text:p>
      <text:p text:style-name="Standard"/>
      <text:list xml:id="list39257200" text:style-name="L5">
        <text:list-item>
          <text:p text:style-name="P2">&lt;Session&gt; is the engine session number. </text:p>
        </text:list-item>
        <text:list-item>
          <text:p text:style-name="P2">&lt;Dat1&gt; is 1 for FN0-FN5, 2 is FN5-FN8, 3 is FN9-FN12, </text:p>
          <text:p text:style-name="P2">4 is FN13-FN20 and 5 is FN21-FN28. </text:p>
        </text:list-item>
        <text:list-item>
          <text:p text:style-name="P2">&lt;Dat2&gt; is 5, 4 or 8 bits one per function in DCC order. eg. FN0 is in bit 4. </text:p>
        </text:list-item>
      </text:list>
      <text:p text:style-name="Standard">Sent by a device to request an engine Fn state change. </text:p>
      <text:p text:style-name="Standard"/>
      <text:h text:style-name="Heading_20_3" text:outline-level="3"><text:soft-page-break/>FT_PCON - Consist Engine</text:h>
      <text:p text:style-name="Standard">Format: &lt;Session&gt;&lt;Consist#&gt; </text:p>
      <text:p text:style-name="Standard"/>
      <text:p text:style-name="Standard">Adds a decoder to a consist. If consisting is successful, an ACK is sent. If engine is consisted already, an error is reported: engine in use. </text:p>
      <text:p text:style-name="Standard"/>
      <text:h text:style-name="Heading_20_3" text:outline-level="3">FT_KCON - Remove Engine from consist</text:h>
      <text:p text:style-name="Standard">Format: &lt;Session&gt;&lt;Consist#&gt; </text:p>
      <text:p text:style-name="Standard"/>
      <text:p text:style-name="Standard">Removes a decoder from a consist. If de-consisting is successful an ACK is sent. If engine is not consisted, an error is reported: Engine not found. </text:p>
      <text:p text:style-name="Standard"/>
      <text:h text:style-name="Heading_20_3" text:outline-level="3">FT_RDCC3 - Request 3-byte DCC Packet</text:h>
      <text:p text:style-name="Standard">Format: &lt;REP&gt;&lt;Byte0&gt;&lt;Byte1&gt;&lt;Byte2&gt; </text:p>
      <text:p text:style-name="Standard"/>
      <text:list xml:id="list39286770" text:style-name="L8">
        <text:list-item>
          <text:p text:style-name="P3">&lt;Dat1(REP)&gt; is # of repetitions in sending the packet. </text:p>
        </text:list-item>
        <text:list-item>
          <text:p text:style-name="P3">&lt;Dat2&gt;..&lt;Dat4&gt; 3 bytes of the DCC packet. </text:p>
        </text:list-item>
      </text:list>
      <text:p text:style-name="Standard">Allows a device to request a 3 byte DCC packet to be sent to the track. The packet is sent &lt;REP&gt; times and is not refreshed on a regular basis. </text:p>
      <text:p text:style-name="Standard"/>
      <text:h text:style-name="Heading_20_3" text:outline-level="3"><text:bookmark text:name="AA0"/>FT_RDCC4 - Request 4-byte DCC Packet</text:h>
      <text:p text:style-name="Standard">Format: &lt;REP&gt;&lt;Byte0&gt;&lt;Byte1&gt;&lt;Byte2&gt;&lt;Byte3&gt; </text:p>
      <text:p text:style-name="Standard"/>
      <text:list xml:id="list39278357" text:style-name="L9">
        <text:list-item>
          <text:p text:style-name="P4">&lt;Dat1(REP)&gt; is # of repetitions in sending the packet. </text:p>
        </text:list-item>
        <text:list-item>
          <text:p text:style-name="P4">&lt;Dat2&gt;..&lt;Dat5&gt; 4 bytes of the DCC packet. </text:p>
        </text:list-item>
      </text:list>
      <text:p text:style-name="Standard">Allows a device to request a 4 byte DCC packet to be sent to the track. The packet is sent &lt;REP&gt; times and is not refreshed on a regular basis. </text:p>
      <text:p text:style-name="Standard"/>
      <text:h text:style-name="Heading_20_3" text:outline-level="3">FT_RDCC5 - Request 5-byte DCC Packet</text:h>
      <text:p text:style-name="Standard">Format: &lt;REP&gt;&lt;Byte0&gt;&lt;Byte1&gt;&lt;Byte2&gt;&lt;Byte3&gt;&lt;Byte4&gt; </text:p>
      <text:p text:style-name="Standard"/>
      <text:list xml:id="list39284264" text:style-name="L10">
        <text:list-item>
          <text:p text:style-name="P5">&lt;Dat1(REP)&gt; is # of repetitions in sending the packet. </text:p>
        </text:list-item>
        <text:list-item>
          <text:p text:style-name="P5">&lt;Dat2&gt;..&lt;Dat6&gt; 5 bytes of the DCC packet. </text:p>
        </text:list-item>
      </text:list>
      <text:p text:style-name="Standard">Allows a device to request a 5 byte DCC packet to be sent to the track. The packet is sent &lt;REP&gt; times and is not refreshed on a regular basis. </text:p>
      <text:p text:style-name="Standard"/>
      <text:h text:style-name="Heading_20_3" text:outline-level="3">FT_RDCC6 - Request 6-byte DCC Packet</text:h>
      <text:p text:style-name="Standard">Format: &lt;REP&gt;&lt;Byte0&gt;&lt;Byte1&gt;&lt;Byte2&gt;&lt;Byte3&gt;&lt;Byte4&gt;&lt;Byte5&gt; </text:p>
      <text:p text:style-name="Standard"/>
      <text:list xml:id="list39281000" text:style-name="L11">
        <text:list-item>
          <text:p text:style-name="P6">&lt;Dat1(REP)&gt; is # of repetitions in sending the packet. </text:p>
        </text:list-item>
        <text:list-item>
          <text:p text:style-name="P6">&lt;Dat2&gt;..&lt;Dat7&gt; 6 bytes of the DCC packet. </text:p>
        </text:list-item>
      </text:list>
      <text:p text:style-name="Standard">Allows a device to request a 6 byte DCC packet to be sent to the track. The packet is sent &lt;REP&gt; times and is not refreshed on a regular basi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0T15:48:15.78</meta:creation-date>
    <dc:date>2010-01-20T20:19:51.03</dc:date>
    <meta:editing-duration>PT02H27M18S</meta:editing-duration>
    <meta:editing-cycles>5</meta:editing-cycles>
    <meta:generator>OpenOffice.org/3.1$Win32 OpenOffice.org_project/310m19$Build-9420</meta:generator>
    <meta:print-date>2010-01-20T17:38:00.78</meta:print-date>
    <meta:document-statistic meta:table-count="0" meta:image-count="0" meta:object-count="0" meta:page-count="4" meta:paragraph-count="110" meta:word-count="1223" meta:character-count="6729"/>
  </office:meta>
</office:document-meta>
</file>